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80000004383372FD3CD9F29143.png" manifest:media-type="image/png"/>
  <manifest:file-entry manifest:full-path="Pictures/1000000000000780000004384B3E14644B3EC2AD.png" manifest:media-type="image/png"/>
  <manifest:file-entry manifest:full-path="Pictures/1000000000000780000004388872768A06DF8679.png" manifest:media-type="image/png"/>
  <manifest:file-entry manifest:full-path="Pictures/100000000000078000000438830EEA735AC43365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756cm, 9.885cm, 8.112cm, 7.3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27cm, 7.213cm, 3.254cm, 9.1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5cm, 18.381cm, 4.882cm, 8.0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516cm, 7.278cm, 3.993cm, 14.9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Изображение4" text:anchor-type="char" svg:x="-0.85cm" svg:y="2.611cm" svg:width="19.142cm" svg:height="6.107cm" draw:z-index="3"><draw:image xlink:href="Pictures/1000000000000780000004388872768A06DF867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Изображение3" text:anchor-type="char" svg:x="-1.072cm" svg:y="0.647cm" svg:width="19.209cm" svg:height="12.591cm" draw:z-index="2"><draw:image xlink:href="Pictures/100000000000078000000438830EEA735AC43365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Изображение2" text:anchor-type="char" svg:x="0.132cm" svg:y="0.316cm" svg:width="17.484cm" svg:height="11.712cm" draw:z-index="1"><draw:image xlink:href="Pictures/1000000000000780000004383372FD3CD9F29143.png" xlink:type="simple" xlink:show="embed" xlink:actuate="onLoad" draw:mime-type="image/png"/></draw:frame><text:soft-page-break/></text:p>
      <text:p text:style-name="P6"><draw:frame draw:style-name="fr5" draw:name="Изображение1" text:anchor-type="char" svg:x="-0.531cm" svg:y="8.259cm" svg:width="18.523cm" svg:height="12.058cm" draw:z-index="0"><draw:image xlink:href="Pictures/1000000000000780000004384B3E14644B3EC2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3:52:57.744765894</meta:creation-date>
    <dc:title>Default</dc:title>
    <meta:editing-cycles>2</meta:editing-cycles>
    <meta:editing-duration>PT16M20S</meta:editing-duration>
    <meta:generator>LibreOffice/7.5.2.1$Linux_X86_64 LibreOffice_project/50$Build-1</meta:generator>
    <dc:date>2024-12-04T14:10:04.854364450</dc:date>
    <meta:document-statistic meta:table-count="1" meta:image-count="4" meta:object-count="0" meta:page-count="3" meta:paragraph-count="10" meta:word-count="23" meta:character-count="86" meta:non-whitespace-character-count="73"/>
  </office:meta>
</office:document-meta>
</file>